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table:number-columns-repeated="2"/>
          <table:table-cell table:formula="of:=[.F16]+[.E17]" office:value-type="float" office:value="1030" calcext:value-type="float">
            <text:p>1030</text:p>
          </table:table-cell>
          <table:table-cell/>
          <table:table-cell table:formula="of:=[.H16]+[.G1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577.2604" calcext:value-type="currency">
            <text:p>$577,26</text:p>
          </table:table-cell>
          <table:table-cell table:style-name="ce22" table:formula="of:=[.A17]*budgetjour-[.N17]" office:value-type="currency" office:currency="USD" office:value="222.7396" calcext:value-type="currency">
            <text:p>$222,74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1030" calcext:value-type="float">
            <text:p>1030</text:p>
          </table:table-cell>
          <table:table-cell/>
          <table:table-cell table:formula="of:=[.H17]+[.G1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577.2604" calcext:value-type="currency">
            <text:p>$577,26</text:p>
          </table:table-cell>
          <table:table-cell table:style-name="ce22" table:formula="of:=[.A18]*budgetjour-[.N18]" office:value-type="currency" office:currency="USD" office:value="272.7396" calcext:value-type="currency">
            <text:p>$272,74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030" calcext:value-type="float">
            <text:p>1030</text:p>
          </table:table-cell>
          <table:table-cell/>
          <table:table-cell table:formula="of:=[.H18]+[.G1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577.2604" calcext:value-type="currency">
            <text:p>$577,26</text:p>
          </table:table-cell>
          <table:table-cell table:style-name="ce22" table:formula="of:=[.A19]*budgetjour-[.N19]" office:value-type="currency" office:currency="USD" office:value="322.7396" calcext:value-type="currency">
            <text:p>$322,74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030" calcext:value-type="float">
            <text:p>1030</text:p>
          </table:table-cell>
          <table:table-cell/>
          <table:table-cell table:formula="of:=[.H19]+[.G2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577.2604" calcext:value-type="currency">
            <text:p>$577,26</text:p>
          </table:table-cell>
          <table:table-cell table:style-name="ce22" table:formula="of:=[.A20]*budgetjour-[.N20]" office:value-type="currency" office:currency="USD" office:value="372.7396" calcext:value-type="currency">
            <text:p>$372,74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030" calcext:value-type="float">
            <text:p>1030</text:p>
          </table:table-cell>
          <table:table-cell/>
          <table:table-cell table:formula="of:=[.H20]+[.G2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577.2604" calcext:value-type="currency">
            <text:p>$577,26</text:p>
          </table:table-cell>
          <table:table-cell table:style-name="ce22" table:formula="of:=[.A21]*budgetjour-[.N21]" office:value-type="currency" office:currency="USD" office:value="422.7396" calcext:value-type="currency">
            <text:p>$422,74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030" calcext:value-type="float">
            <text:p>1030</text:p>
          </table:table-cell>
          <table:table-cell/>
          <table:table-cell table:formula="of:=[.H21]+[.G2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577.2604" calcext:value-type="currency">
            <text:p>$577,26</text:p>
          </table:table-cell>
          <table:table-cell table:style-name="ce22" table:formula="of:=[.A22]*budgetjour-[.N22]" office:value-type="currency" office:currency="USD" office:value="472.7396" calcext:value-type="currency">
            <text:p>$472,74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030" calcext:value-type="float">
            <text:p>1030</text:p>
          </table:table-cell>
          <table:table-cell/>
          <table:table-cell table:formula="of:=[.H22]+[.G2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577.2604" calcext:value-type="currency">
            <text:p>$577,26</text:p>
          </table:table-cell>
          <table:table-cell table:style-name="ce22" table:formula="of:=[.A23]*budgetjour-[.N23]" office:value-type="currency" office:currency="USD" office:value="522.7396" calcext:value-type="currency">
            <text:p>$5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030" calcext:value-type="float">
            <text:p>1030</text:p>
          </table:table-cell>
          <table:table-cell/>
          <table:table-cell table:formula="of:=[.H23]+[.G2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577.2604" calcext:value-type="currency">
            <text:p>$577,26</text:p>
          </table:table-cell>
          <table:table-cell table:style-name="ce22" table:formula="of:=[.A24]*budgetjour-[.N24]" office:value-type="currency" office:currency="USD" office:value="572.7396" calcext:value-type="currency">
            <text:p>$5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030" calcext:value-type="float">
            <text:p>1030</text:p>
          </table:table-cell>
          <table:table-cell/>
          <table:table-cell table:formula="of:=[.H24]+[.G2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577.2604" calcext:value-type="currency">
            <text:p>$577,26</text:p>
          </table:table-cell>
          <table:table-cell table:style-name="ce22" table:formula="of:=[.A25]*budgetjour-[.N25]" office:value-type="currency" office:currency="USD" office:value="622.7396" calcext:value-type="currency">
            <text:p>$6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030" calcext:value-type="float">
            <text:p>1030</text:p>
          </table:table-cell>
          <table:table-cell/>
          <table:table-cell table:formula="of:=[.H25]+[.G2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577.2604" calcext:value-type="currency">
            <text:p>$577,26</text:p>
          </table:table-cell>
          <table:table-cell table:style-name="ce22" table:formula="of:=[.A26]*budgetjour-[.N26]" office:value-type="currency" office:currency="USD" office:value="672.7396" calcext:value-type="currency">
            <text:p>$6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030" calcext:value-type="float">
            <text:p>1030</text:p>
          </table:table-cell>
          <table:table-cell/>
          <table:table-cell table:formula="of:=[.H26]+[.G2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577.2604" calcext:value-type="currency">
            <text:p>$577,26</text:p>
          </table:table-cell>
          <table:table-cell table:style-name="ce22" table:formula="of:=[.A27]*budgetjour-[.N27]" office:value-type="currency" office:currency="USD" office:value="722.7396" calcext:value-type="currency">
            <text:p>$7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030" calcext:value-type="float">
            <text:p>1030</text:p>
          </table:table-cell>
          <table:table-cell/>
          <table:table-cell table:formula="of:=[.H27]+[.G2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577.2604" calcext:value-type="currency">
            <text:p>$577,26</text:p>
          </table:table-cell>
          <table:table-cell table:style-name="ce22" table:formula="of:=[.A28]*budgetjour-[.N28]" office:value-type="currency" office:currency="USD" office:value="772.7396" calcext:value-type="currency">
            <text:p>$7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030" calcext:value-type="float">
            <text:p>1030</text:p>
          </table:table-cell>
          <table:table-cell/>
          <table:table-cell table:formula="of:=[.H28]+[.G2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577.2604" calcext:value-type="currency">
            <text:p>$577,26</text:p>
          </table:table-cell>
          <table:table-cell table:style-name="ce22" table:formula="of:=[.A29]*budgetjour-[.N29]" office:value-type="currency" office:currency="USD" office:value="822.7396" calcext:value-type="currency">
            <text:p>$8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030" calcext:value-type="float">
            <text:p>1030</text:p>
          </table:table-cell>
          <table:table-cell/>
          <table:table-cell table:formula="of:=[.H29]+[.G3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577.2604" calcext:value-type="currency">
            <text:p>$577,26</text:p>
          </table:table-cell>
          <table:table-cell table:style-name="ce22" table:formula="of:=[.A30]*budgetjour-[.N30]" office:value-type="currency" office:currency="USD" office:value="872.7396" calcext:value-type="currency">
            <text:p>$8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030" calcext:value-type="float">
            <text:p>1030</text:p>
          </table:table-cell>
          <table:table-cell table:style-name="Default"/>
          <table:table-cell table:formula="of:=[.H30]+[.G3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577.2604" calcext:value-type="currency">
            <text:p>$577,26</text:p>
          </table:table-cell>
          <table:table-cell table:style-name="ce22" table:formula="of:=[.A31]*budgetjour-[.N31]" office:value-type="currency" office:currency="USD" office:value="922.7396" calcext:value-type="currency">
            <text:p>$9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030" calcext:value-type="float">
            <text:p>1030</text:p>
          </table:table-cell>
          <table:table-cell/>
          <table:table-cell table:formula="of:=[.H31]+[.G3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577.2604" calcext:value-type="currency">
            <text:p>$577,26</text:p>
          </table:table-cell>
          <table:table-cell table:style-name="ce22" table:formula="of:=[.A32]*budgetjour-[.N32]" office:value-type="currency" office:currency="USD" office:value="972.7396" calcext:value-type="currency">
            <text:p>$9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030" calcext:value-type="float">
            <text:p>1030</text:p>
          </table:table-cell>
          <table:table-cell/>
          <table:table-cell table:formula="of:=[.H32]+[.G3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577.2604" calcext:value-type="currency">
            <text:p>$577,26</text:p>
          </table:table-cell>
          <table:table-cell table:style-name="ce22" table:formula="of:=[.A33]*budgetjour-[.N33]" office:value-type="currency" office:currency="USD" office:value="1022.7396" calcext:value-type="currency">
            <text:p>$1 0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030" calcext:value-type="float">
            <text:p>1030</text:p>
          </table:table-cell>
          <table:table-cell/>
          <table:table-cell table:formula="of:=[.H33]+[.G3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577.2604" calcext:value-type="currency">
            <text:p>$577,26</text:p>
          </table:table-cell>
          <table:table-cell table:style-name="ce22" table:formula="of:=[.A34]*budgetjour-[.N34]" office:value-type="currency" office:currency="USD" office:value="1072.7396" calcext:value-type="currency">
            <text:p>$1 0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030" calcext:value-type="float">
            <text:p>1030</text:p>
          </table:table-cell>
          <table:table-cell/>
          <table:table-cell table:formula="of:=[.H34]+[.G3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577.2604" calcext:value-type="currency">
            <text:p>$577,26</text:p>
          </table:table-cell>
          <table:table-cell table:style-name="ce22" table:formula="of:=[.A35]*budgetjour-[.N35]" office:value-type="currency" office:currency="USD" office:value="1122.7396" calcext:value-type="currency">
            <text:p>$1 1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030" calcext:value-type="float">
            <text:p>1030</text:p>
          </table:table-cell>
          <table:table-cell/>
          <table:table-cell table:formula="of:=[.H35]+[.G3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577.2604" calcext:value-type="currency">
            <text:p>$577,26</text:p>
          </table:table-cell>
          <table:table-cell table:style-name="ce22" table:formula="of:=[.A36]*budgetjour-[.N36]" office:value-type="currency" office:currency="USD" office:value="1172.7396" calcext:value-type="currency">
            <text:p>$1 1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030" calcext:value-type="float">
            <text:p>1030</text:p>
          </table:table-cell>
          <table:table-cell/>
          <table:table-cell table:formula="of:=[.H36]+[.G3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577.2604" calcext:value-type="currency">
            <text:p>$577,26</text:p>
          </table:table-cell>
          <table:table-cell table:style-name="ce22" table:formula="of:=[.A37]*budgetjour-[.N37]" office:value-type="currency" office:currency="USD" office:value="1222.7396" calcext:value-type="currency">
            <text:p>$1 2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030" calcext:value-type="float">
            <text:p>1030</text:p>
          </table:table-cell>
          <table:table-cell/>
          <table:table-cell table:formula="of:=[.H37]+[.G3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577.2604" calcext:value-type="currency">
            <text:p>$577,26</text:p>
          </table:table-cell>
          <table:table-cell table:style-name="ce22" table:formula="of:=[.A38]*budgetjour-[.N38]" office:value-type="currency" office:currency="USD" office:value="1272.7396" calcext:value-type="currency">
            <text:p>$1 2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030" calcext:value-type="float">
            <text:p>1030</text:p>
          </table:table-cell>
          <table:table-cell/>
          <table:table-cell table:formula="of:=[.H38]+[.G3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577.2604" calcext:value-type="currency">
            <text:p>$577,26</text:p>
          </table:table-cell>
          <table:table-cell table:style-name="ce22" table:formula="of:=[.A39]*budgetjour-[.N39]" office:value-type="currency" office:currency="USD" office:value="1322.7396" calcext:value-type="currency">
            <text:p>$1 3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030" calcext:value-type="float">
            <text:p>1030</text:p>
          </table:table-cell>
          <table:table-cell/>
          <table:table-cell table:formula="of:=[.H39]+[.G4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577.2604" calcext:value-type="currency">
            <text:p>$577,26</text:p>
          </table:table-cell>
          <table:table-cell table:style-name="ce22" table:formula="of:=[.A40]*budgetjour-[.N40]" office:value-type="currency" office:currency="USD" office:value="1372.7396" calcext:value-type="currency">
            <text:p>$1 3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030" calcext:value-type="float">
            <text:p>1030</text:p>
          </table:table-cell>
          <table:table-cell/>
          <table:table-cell table:formula="of:=[.H40]+[.G4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577.2604" calcext:value-type="currency">
            <text:p>$577,26</text:p>
          </table:table-cell>
          <table:table-cell table:style-name="ce22" table:formula="of:=[.A41]*budgetjour-[.N41]" office:value-type="currency" office:currency="USD" office:value="1422.7396" calcext:value-type="currency">
            <text:p>$1 4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030" calcext:value-type="float">
            <text:p>1030</text:p>
          </table:table-cell>
          <table:table-cell/>
          <table:table-cell table:formula="of:=[.H41]+[.G4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577.2604" calcext:value-type="currency">
            <text:p>$577,26</text:p>
          </table:table-cell>
          <table:table-cell table:style-name="ce22" table:formula="of:=[.A42]*budgetjour-[.N42]" office:value-type="currency" office:currency="USD" office:value="1472.7396" calcext:value-type="currency">
            <text:p>$1 47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030" calcext:value-type="float">
            <text:p>1030</text:p>
          </table:table-cell>
          <table:table-cell/>
          <table:table-cell table:formula="of:=[.H42]+[.G4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577.2604" calcext:value-type="currency">
            <text:p>$577,26</text:p>
          </table:table-cell>
          <table:table-cell table:style-name="ce22" table:formula="of:=[.A43]*budgetjour-[.N43]" office:value-type="currency" office:currency="USD" office:value="1522.7396" calcext:value-type="currency">
            <text:p>$1 522,7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030" calcext:value-type="float">
            <text:p>1030</text:p>
          </table:table-cell>
          <table:table-cell/>
          <table:table-cell table:formula="of:=[.H43]+[.G4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577.2604" calcext:value-type="currency">
            <text:p>$577,26</text:p>
          </table:table-cell>
          <table:table-cell table:style-name="ce22" table:formula="of:=[.A44]*budgetjour-[.N44]" office:value-type="currency" office:currency="USD" office:value="1572.7396" calcext:value-type="currency">
            <text:p>$1 572,7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030" calcext:value-type="float">
            <text:p>1030</text:p>
          </table:table-cell>
          <table:table-cell/>
          <table:table-cell table:formula="of:=[.H44]+[.G4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577.2604" calcext:value-type="currency">
            <text:p>$577,26</text:p>
          </table:table-cell>
          <table:table-cell table:style-name="ce22" table:formula="of:=[.A45]*budgetjour-[.N45]" office:value-type="currency" office:currency="USD" office:value="1622.7396" calcext:value-type="currency">
            <text:p>$1 622,7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030" calcext:value-type="float">
            <text:p>1030</text:p>
          </table:table-cell>
          <table:table-cell/>
          <table:table-cell table:formula="of:=[.H45]+[.G4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577.2604" calcext:value-type="currency">
            <text:p>$577,26</text:p>
          </table:table-cell>
          <table:table-cell table:style-name="ce22" table:formula="of:=[.A46]*budgetjour-[.N46]" office:value-type="currency" office:currency="USD" office:value="1672.7396" calcext:value-type="currency">
            <text:p>$1 672,7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030" calcext:value-type="float">
            <text:p>1030</text:p>
          </table:table-cell>
          <table:table-cell/>
          <table:table-cell table:formula="of:=[.H46]+[.G4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577.2604" calcext:value-type="currency">
            <text:p>$577,26</text:p>
          </table:table-cell>
          <table:table-cell table:style-name="ce22" table:formula="of:=[.A47]*budgetjour-[.N47]" office:value-type="currency" office:currency="USD" office:value="1722.7396" calcext:value-type="currency">
            <text:p>$1 722,7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030" calcext:value-type="float">
            <text:p>1030</text:p>
          </table:table-cell>
          <table:table-cell/>
          <table:table-cell table:formula="of:=[.H47]+[.G4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577.2604" calcext:value-type="currency">
            <text:p>$577,26</text:p>
          </table:table-cell>
          <table:table-cell table:style-name="ce22" table:formula="of:=[.A48]*budgetjour-[.N48]" office:value-type="currency" office:currency="USD" office:value="1772.7396" calcext:value-type="currency">
            <text:p>$1 772,7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030" calcext:value-type="float">
            <text:p>1030</text:p>
          </table:table-cell>
          <table:table-cell/>
          <table:table-cell table:formula="of:=[.H48]+[.G4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577.2604" calcext:value-type="currency">
            <text:p>$577,26</text:p>
          </table:table-cell>
          <table:table-cell table:style-name="ce22" table:formula="of:=[.A49]*budgetjour-[.N49]" office:value-type="currency" office:currency="USD" office:value="1822.7396" calcext:value-type="currency">
            <text:p>$1 822,7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030" calcext:value-type="float">
            <text:p>1030</text:p>
          </table:table-cell>
          <table:table-cell/>
          <table:table-cell table:formula="of:=[.H49]+[.G5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577.2604" calcext:value-type="currency">
            <text:p>$577,26</text:p>
          </table:table-cell>
          <table:table-cell table:style-name="ce22" table:formula="of:=[.A50]*budgetjour-[.N50]" office:value-type="currency" office:currency="USD" office:value="1872.7396" calcext:value-type="currency">
            <text:p>$1 872,7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030" calcext:value-type="float">
            <text:p>1030</text:p>
          </table:table-cell>
          <table:table-cell/>
          <table:table-cell table:formula="of:=[.H50]+[.G5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577.2604" calcext:value-type="currency">
            <text:p>$577,26</text:p>
          </table:table-cell>
          <table:table-cell table:style-name="ce22" table:formula="of:=[.A51]*budgetjour-[.N51]" office:value-type="currency" office:currency="USD" office:value="1922.7396" calcext:value-type="currency">
            <text:p>$1 922,7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030" calcext:value-type="float">
            <text:p>1030</text:p>
          </table:table-cell>
          <table:table-cell/>
          <table:table-cell table:formula="of:=[.H51]+[.G5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577.2604" calcext:value-type="currency">
            <text:p>$577,26</text:p>
          </table:table-cell>
          <table:table-cell table:style-name="ce22" table:formula="of:=[.A52]*budgetjour-[.N52]" office:value-type="currency" office:currency="USD" office:value="1972.7396" calcext:value-type="currency">
            <text:p>$1 972,7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030" calcext:value-type="float">
            <text:p>1030</text:p>
          </table:table-cell>
          <table:table-cell/>
          <table:table-cell table:formula="of:=[.H52]+[.G5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577.2604" calcext:value-type="currency">
            <text:p>$577,26</text:p>
          </table:table-cell>
          <table:table-cell table:style-name="ce22" table:formula="of:=[.A53]*budgetjour-[.N53]" office:value-type="currency" office:currency="USD" office:value="2022.7396" calcext:value-type="currency">
            <text:p>$2 022,7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030" calcext:value-type="float">
            <text:p>1030</text:p>
          </table:table-cell>
          <table:table-cell/>
          <table:table-cell table:formula="of:=[.H53]+[.G5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577.2604" calcext:value-type="currency">
            <text:p>$577,26</text:p>
          </table:table-cell>
          <table:table-cell table:style-name="ce22" table:formula="of:=[.A54]*budgetjour-[.N54]" office:value-type="currency" office:currency="USD" office:value="2072.7396" calcext:value-type="currency">
            <text:p>$2 072,7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030" calcext:value-type="float">
            <text:p>1030</text:p>
          </table:table-cell>
          <table:table-cell/>
          <table:table-cell table:formula="of:=[.H54]+[.G5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577.2604" calcext:value-type="currency">
            <text:p>$577,26</text:p>
          </table:table-cell>
          <table:table-cell table:style-name="ce22" table:formula="of:=[.A55]*budgetjour-[.N55]" office:value-type="currency" office:currency="USD" office:value="2122.7396" calcext:value-type="currency">
            <text:p>$2 122,7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030" calcext:value-type="float">
            <text:p>1030</text:p>
          </table:table-cell>
          <table:table-cell/>
          <table:table-cell table:formula="of:=[.H55]+[.G5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577.2604" calcext:value-type="currency">
            <text:p>$577,26</text:p>
          </table:table-cell>
          <table:table-cell table:style-name="ce22" table:formula="of:=[.A56]*budgetjour-[.N56]" office:value-type="currency" office:currency="USD" office:value="2172.7396" calcext:value-type="currency">
            <text:p>$2 172,7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030" calcext:value-type="float">
            <text:p>1030</text:p>
          </table:table-cell>
          <table:table-cell/>
          <table:table-cell table:formula="of:=[.H56]+[.G5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577.2604" calcext:value-type="currency">
            <text:p>$577,26</text:p>
          </table:table-cell>
          <table:table-cell table:style-name="ce22" table:formula="of:=[.A57]*budgetjour-[.N57]" office:value-type="currency" office:currency="USD" office:value="2222.7396" calcext:value-type="currency">
            <text:p>$2 222,7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030" calcext:value-type="float">
            <text:p>1030</text:p>
          </table:table-cell>
          <table:table-cell/>
          <table:table-cell table:formula="of:=[.H57]+[.G5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577.2604" calcext:value-type="currency">
            <text:p>$577,26</text:p>
          </table:table-cell>
          <table:table-cell table:style-name="ce22" table:formula="of:=[.A58]*budgetjour-[.N58]" office:value-type="currency" office:currency="USD" office:value="2272.7396" calcext:value-type="currency">
            <text:p>$2 272,7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030" calcext:value-type="float">
            <text:p>1030</text:p>
          </table:table-cell>
          <table:table-cell/>
          <table:table-cell table:formula="of:=[.H58]+[.G5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577.2604" calcext:value-type="currency">
            <text:p>$577,26</text:p>
          </table:table-cell>
          <table:table-cell table:style-name="ce22" table:formula="of:=[.A59]*budgetjour-[.N59]" office:value-type="currency" office:currency="USD" office:value="2322.7396" calcext:value-type="currency">
            <text:p>$2 322,7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030" calcext:value-type="float">
            <text:p>1030</text:p>
          </table:table-cell>
          <table:table-cell/>
          <table:table-cell table:formula="of:=[.H59]+[.G6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577.2604" calcext:value-type="currency">
            <text:p>$577,26</text:p>
          </table:table-cell>
          <table:table-cell table:style-name="ce22" table:formula="of:=[.A60]*budgetjour-[.N60]" office:value-type="currency" office:currency="USD" office:value="2372.7396" calcext:value-type="currency">
            <text:p>$2 372,7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030" calcext:value-type="float">
            <text:p>1030</text:p>
          </table:table-cell>
          <table:table-cell/>
          <table:table-cell table:formula="of:=[.H60]+[.G6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577.2604" calcext:value-type="currency">
            <text:p>$577,26</text:p>
          </table:table-cell>
          <table:table-cell table:style-name="ce22" table:formula="of:=[.A61]*budgetjour-[.N61]" office:value-type="currency" office:currency="USD" office:value="2422.7396" calcext:value-type="currency">
            <text:p>$2 422,7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030" calcext:value-type="float">
            <text:p>1030</text:p>
          </table:table-cell>
          <table:table-cell/>
          <table:table-cell table:formula="of:=[.H61]+[.G6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577.2604" calcext:value-type="currency">
            <text:p>$577,26</text:p>
          </table:table-cell>
          <table:table-cell table:style-name="ce22" table:formula="of:=[.A62]*budgetjour-[.N62]" office:value-type="currency" office:currency="USD" office:value="2472.7396" calcext:value-type="currency">
            <text:p>$2 472,7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030" calcext:value-type="float">
            <text:p>1030</text:p>
          </table:table-cell>
          <table:table-cell/>
          <table:table-cell table:formula="of:=[.H62]+[.G6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577.2604" calcext:value-type="currency">
            <text:p>$577,26</text:p>
          </table:table-cell>
          <table:table-cell table:style-name="ce22" table:formula="of:=[.A63]*budgetjour-[.N63]" office:value-type="currency" office:currency="USD" office:value="2522.7396" calcext:value-type="currency">
            <text:p>$2 522,7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030" calcext:value-type="float">
            <text:p>1030</text:p>
          </table:table-cell>
          <table:table-cell/>
          <table:table-cell table:formula="of:=[.H63]+[.G6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577.2604" calcext:value-type="currency">
            <text:p>$577,26</text:p>
          </table:table-cell>
          <table:table-cell table:style-name="ce22" table:formula="of:=[.A64]*budgetjour-[.N64]" office:value-type="currency" office:currency="USD" office:value="2572.7396" calcext:value-type="currency">
            <text:p>$2 572,7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030" calcext:value-type="float">
            <text:p>1030</text:p>
          </table:table-cell>
          <table:table-cell/>
          <table:table-cell table:formula="of:=[.H64]+[.G6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577.2604" calcext:value-type="currency">
            <text:p>$577,26</text:p>
          </table:table-cell>
          <table:table-cell table:style-name="ce22" table:formula="of:=[.A65]*budgetjour-[.N65]" office:value-type="currency" office:currency="USD" office:value="2622.7396" calcext:value-type="currency">
            <text:p>$2 622,7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030" calcext:value-type="float">
            <text:p>1030</text:p>
          </table:table-cell>
          <table:table-cell/>
          <table:table-cell table:formula="of:=[.H65]+[.G6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577.2604" calcext:value-type="currency">
            <text:p>$577,26</text:p>
          </table:table-cell>
          <table:table-cell table:style-name="ce22" table:formula="of:=[.A66]*budgetjour-[.N66]" office:value-type="currency" office:currency="USD" office:value="2672.7396" calcext:value-type="currency">
            <text:p>$2 672,7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030" calcext:value-type="float">
            <text:p>1030</text:p>
          </table:table-cell>
          <table:table-cell/>
          <table:table-cell table:formula="of:=[.H66]+[.G6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577.2604" calcext:value-type="currency">
            <text:p>$577,26</text:p>
          </table:table-cell>
          <table:table-cell table:style-name="ce22" table:formula="of:=[.A67]*budgetjour-[.N67]" office:value-type="currency" office:currency="USD" office:value="2722.7396" calcext:value-type="currency">
            <text:p>$2 722,7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030" calcext:value-type="float">
            <text:p>1030</text:p>
          </table:table-cell>
          <table:table-cell/>
          <table:table-cell table:formula="of:=[.H67]+[.G6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577.2604" calcext:value-type="currency">
            <text:p>$577,26</text:p>
          </table:table-cell>
          <table:table-cell table:style-name="ce22" table:formula="of:=[.A68]*budgetjour-[.N68]" office:value-type="currency" office:currency="USD" office:value="2772.7396" calcext:value-type="currency">
            <text:p>$2 772,7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030" calcext:value-type="float">
            <text:p>1030</text:p>
          </table:table-cell>
          <table:table-cell/>
          <table:table-cell table:formula="of:=[.H68]+[.G6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577.2604" calcext:value-type="currency">
            <text:p>$577,26</text:p>
          </table:table-cell>
          <table:table-cell table:style-name="ce22" table:formula="of:=[.A69]*budgetjour-[.N69]" office:value-type="currency" office:currency="USD" office:value="2822.7396" calcext:value-type="currency">
            <text:p>$2 822,7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030" calcext:value-type="float">
            <text:p>1030</text:p>
          </table:table-cell>
          <table:table-cell/>
          <table:table-cell table:formula="of:=[.H69]+[.G7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577.2604" calcext:value-type="currency">
            <text:p>$577,26</text:p>
          </table:table-cell>
          <table:table-cell table:style-name="ce22" table:formula="of:=[.A70]*budgetjour-[.N70]" office:value-type="currency" office:currency="USD" office:value="2872.7396" calcext:value-type="currency">
            <text:p>$2 872,7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030" calcext:value-type="float">
            <text:p>1030</text:p>
          </table:table-cell>
          <table:table-cell/>
          <table:table-cell table:formula="of:=[.H70]+[.G7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577.2604" calcext:value-type="currency">
            <text:p>$577,26</text:p>
          </table:table-cell>
          <table:table-cell table:style-name="ce22" table:formula="of:=[.A71]*budgetjour-[.N71]" office:value-type="currency" office:currency="USD" office:value="2922.7396" calcext:value-type="currency">
            <text:p>$2 922,7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030" calcext:value-type="float">
            <text:p>1030</text:p>
          </table:table-cell>
          <table:table-cell/>
          <table:table-cell table:formula="of:=[.H71]+[.G7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577.2604" calcext:value-type="currency">
            <text:p>$577,26</text:p>
          </table:table-cell>
          <table:table-cell table:style-name="ce22" table:formula="of:=[.A72]*budgetjour-[.N72]" office:value-type="currency" office:currency="USD" office:value="2972.7396" calcext:value-type="currency">
            <text:p>$2 972,7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030" calcext:value-type="float">
            <text:p>1030</text:p>
          </table:table-cell>
          <table:table-cell/>
          <table:table-cell table:formula="of:=[.H72]+[.G7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577.2604" calcext:value-type="currency">
            <text:p>$577,26</text:p>
          </table:table-cell>
          <table:table-cell table:style-name="ce22" table:formula="of:=[.A73]*budgetjour-[.N73]" office:value-type="currency" office:currency="USD" office:value="3022.7396" calcext:value-type="currency">
            <text:p>$3 022,7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030" calcext:value-type="float">
            <text:p>1030</text:p>
          </table:table-cell>
          <table:table-cell/>
          <table:table-cell table:formula="of:=[.H73]+[.G7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577.2604" calcext:value-type="currency">
            <text:p>$577,26</text:p>
          </table:table-cell>
          <table:table-cell table:style-name="ce22" table:formula="of:=[.A74]*budgetjour-[.N74]" office:value-type="currency" office:currency="USD" office:value="3072.7396" calcext:value-type="currency">
            <text:p>$3 072,7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030" calcext:value-type="float">
            <text:p>1030</text:p>
          </table:table-cell>
          <table:table-cell/>
          <table:table-cell table:formula="of:=[.H74]+[.G7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577.2604" calcext:value-type="currency">
            <text:p>$577,26</text:p>
          </table:table-cell>
          <table:table-cell table:style-name="ce22" table:formula="of:=[.A75]*budgetjour-[.N75]" office:value-type="currency" office:currency="USD" office:value="3122.7396" calcext:value-type="currency">
            <text:p>$3 122,7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030" calcext:value-type="float">
            <text:p>1030</text:p>
          </table:table-cell>
          <table:table-cell/>
          <table:table-cell table:formula="of:=[.H75]+[.G7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577.2604" calcext:value-type="currency">
            <text:p>$577,26</text:p>
          </table:table-cell>
          <table:table-cell table:style-name="ce22" table:formula="of:=[.A76]*budgetjour-[.N76]" office:value-type="currency" office:currency="USD" office:value="3172.7396" calcext:value-type="currency">
            <text:p>$3 172,7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030" calcext:value-type="float">
            <text:p>1030</text:p>
          </table:table-cell>
          <table:table-cell/>
          <table:table-cell table:formula="of:=[.H76]+[.G7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577.2604" calcext:value-type="currency">
            <text:p>$577,26</text:p>
          </table:table-cell>
          <table:table-cell table:style-name="ce22" table:formula="of:=[.A77]*budgetjour-[.N77]" office:value-type="currency" office:currency="USD" office:value="3222.7396" calcext:value-type="currency">
            <text:p>$3 222,7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030" calcext:value-type="float">
            <text:p>1030</text:p>
          </table:table-cell>
          <table:table-cell/>
          <table:table-cell table:formula="of:=[.H77]+[.G7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577.2604" calcext:value-type="currency">
            <text:p>$577,26</text:p>
          </table:table-cell>
          <table:table-cell table:style-name="ce22" table:formula="of:=[.A78]*budgetjour-[.N78]" office:value-type="currency" office:currency="USD" office:value="3272.7396" calcext:value-type="currency">
            <text:p>$3 272,7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030" calcext:value-type="float">
            <text:p>1030</text:p>
          </table:table-cell>
          <table:table-cell/>
          <table:table-cell table:formula="of:=[.H78]+[.G7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577.2604" calcext:value-type="currency">
            <text:p>$577,26</text:p>
          </table:table-cell>
          <table:table-cell table:style-name="ce22" table:formula="of:=[.A79]*budgetjour-[.N79]" office:value-type="currency" office:currency="USD" office:value="3322.7396" calcext:value-type="currency">
            <text:p>$3 322,7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030" calcext:value-type="float">
            <text:p>1030</text:p>
          </table:table-cell>
          <table:table-cell/>
          <table:table-cell table:formula="of:=[.H79]+[.G8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577.2604" calcext:value-type="currency">
            <text:p>$577,26</text:p>
          </table:table-cell>
          <table:table-cell table:style-name="ce22" table:formula="of:=[.A80]*budgetjour-[.N80]" office:value-type="currency" office:currency="USD" office:value="3372.7396" calcext:value-type="currency">
            <text:p>$3 372,7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030" calcext:value-type="float">
            <text:p>1030</text:p>
          </table:table-cell>
          <table:table-cell/>
          <table:table-cell table:formula="of:=[.H80]+[.G8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577.2604" calcext:value-type="currency">
            <text:p>$577,26</text:p>
          </table:table-cell>
          <table:table-cell table:style-name="ce22" table:formula="of:=[.A81]*budgetjour-[.N81]" office:value-type="currency" office:currency="USD" office:value="3422.7396" calcext:value-type="currency">
            <text:p>$3 422,7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030" calcext:value-type="float">
            <text:p>1030</text:p>
          </table:table-cell>
          <table:table-cell/>
          <table:table-cell table:formula="of:=[.H81]+[.G8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577.2604" calcext:value-type="currency">
            <text:p>$577,26</text:p>
          </table:table-cell>
          <table:table-cell table:style-name="ce22" table:formula="of:=[.A82]*budgetjour-[.N82]" office:value-type="currency" office:currency="USD" office:value="3472.7396" calcext:value-type="currency">
            <text:p>$3 472,7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030" calcext:value-type="float">
            <text:p>1030</text:p>
          </table:table-cell>
          <table:table-cell/>
          <table:table-cell table:formula="of:=[.H82]+[.G8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577.2604" calcext:value-type="currency">
            <text:p>$577,26</text:p>
          </table:table-cell>
          <table:table-cell table:style-name="ce22" table:formula="of:=[.A83]*budgetjour-[.N83]" office:value-type="currency" office:currency="USD" office:value="3522.7396" calcext:value-type="currency">
            <text:p>$3 522,7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030" calcext:value-type="float">
            <text:p>1030</text:p>
          </table:table-cell>
          <table:table-cell/>
          <table:table-cell table:formula="of:=[.H83]+[.G8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577.2604" calcext:value-type="currency">
            <text:p>$577,26</text:p>
          </table:table-cell>
          <table:table-cell table:style-name="ce22" table:formula="of:=[.A84]*budgetjour-[.N84]" office:value-type="currency" office:currency="USD" office:value="3572.7396" calcext:value-type="currency">
            <text:p>$3 572,7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030" calcext:value-type="float">
            <text:p>1030</text:p>
          </table:table-cell>
          <table:table-cell/>
          <table:table-cell table:formula="of:=[.H84]+[.G8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577.2604" calcext:value-type="currency">
            <text:p>$577,26</text:p>
          </table:table-cell>
          <table:table-cell table:style-name="ce22" table:formula="of:=[.A85]*budgetjour-[.N85]" office:value-type="currency" office:currency="USD" office:value="3622.7396" calcext:value-type="currency">
            <text:p>$3 622,7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030" calcext:value-type="float">
            <text:p>1030</text:p>
          </table:table-cell>
          <table:table-cell/>
          <table:table-cell table:formula="of:=[.H85]+[.G86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577.2604" calcext:value-type="currency">
            <text:p>$577,26</text:p>
          </table:table-cell>
          <table:table-cell table:style-name="ce22" table:formula="of:=[.A86]*budgetjour-[.N86]" office:value-type="currency" office:currency="USD" office:value="3672.7396" calcext:value-type="currency">
            <text:p>$3 672,7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030" calcext:value-type="float">
            <text:p>1030</text:p>
          </table:table-cell>
          <table:table-cell/>
          <table:table-cell table:formula="of:=[.H86]+[.G87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577.2604" calcext:value-type="currency">
            <text:p>$577,26</text:p>
          </table:table-cell>
          <table:table-cell table:style-name="ce22" table:formula="of:=[.A87]*budgetjour-[.N87]" office:value-type="currency" office:currency="USD" office:value="3722.7396" calcext:value-type="currency">
            <text:p>$3 722,7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030" calcext:value-type="float">
            <text:p>1030</text:p>
          </table:table-cell>
          <table:table-cell/>
          <table:table-cell table:formula="of:=[.H87]+[.G88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577.2604" calcext:value-type="currency">
            <text:p>$577,26</text:p>
          </table:table-cell>
          <table:table-cell table:style-name="ce22" table:formula="of:=[.A88]*budgetjour-[.N88]" office:value-type="currency" office:currency="USD" office:value="3772.7396" calcext:value-type="currency">
            <text:p>$3 772,7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030" calcext:value-type="float">
            <text:p>1030</text:p>
          </table:table-cell>
          <table:table-cell/>
          <table:table-cell table:formula="of:=[.H88]+[.G89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577.2604" calcext:value-type="currency">
            <text:p>$577,26</text:p>
          </table:table-cell>
          <table:table-cell table:style-name="ce22" table:formula="of:=[.A89]*budgetjour-[.N89]" office:value-type="currency" office:currency="USD" office:value="3822.7396" calcext:value-type="currency">
            <text:p>$3 822,7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030" calcext:value-type="float">
            <text:p>1030</text:p>
          </table:table-cell>
          <table:table-cell/>
          <table:table-cell table:formula="of:=[.H89]+[.G90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577.2604" calcext:value-type="currency">
            <text:p>$577,26</text:p>
          </table:table-cell>
          <table:table-cell table:style-name="ce22" table:formula="of:=[.A90]*budgetjour-[.N90]" office:value-type="currency" office:currency="USD" office:value="3872.7396" calcext:value-type="currency">
            <text:p>$3 872,7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030" calcext:value-type="float">
            <text:p>1030</text:p>
          </table:table-cell>
          <table:table-cell/>
          <table:table-cell table:formula="of:=[.H90]+[.G91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577.2604" calcext:value-type="currency">
            <text:p>$577,26</text:p>
          </table:table-cell>
          <table:table-cell table:style-name="ce22" table:formula="of:=[.A91]*budgetjour-[.N91]" office:value-type="currency" office:currency="USD" office:value="3922.7396" calcext:value-type="currency">
            <text:p>$3 922,7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030" calcext:value-type="float">
            <text:p>1030</text:p>
          </table:table-cell>
          <table:table-cell/>
          <table:table-cell table:formula="of:=[.H91]+[.G92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577.2604" calcext:value-type="currency">
            <text:p>$577,26</text:p>
          </table:table-cell>
          <table:table-cell table:style-name="ce22" table:formula="of:=[.A92]*budgetjour-[.N92]" office:value-type="currency" office:currency="USD" office:value="3972.7396" calcext:value-type="currency">
            <text:p>$3 972,7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030" calcext:value-type="float">
            <text:p>1030</text:p>
          </table:table-cell>
          <table:table-cell/>
          <table:table-cell table:formula="of:=[.H92]+[.G93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577.2604" calcext:value-type="currency">
            <text:p>$577,26</text:p>
          </table:table-cell>
          <table:table-cell table:style-name="ce22" table:formula="of:=[.A93]*budgetjour-[.N93]" office:value-type="currency" office:currency="USD" office:value="4022.7396" calcext:value-type="currency">
            <text:p>$4 022,7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030" calcext:value-type="float">
            <text:p>1030</text:p>
          </table:table-cell>
          <table:table-cell/>
          <table:table-cell table:formula="of:=[.H93]+[.G94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577.2604" calcext:value-type="currency">
            <text:p>$577,26</text:p>
          </table:table-cell>
          <table:table-cell table:style-name="ce22" table:formula="of:=[.A94]*budgetjour-[.N94]" office:value-type="currency" office:currency="USD" office:value="4072.7396" calcext:value-type="currency">
            <text:p>$4 072,7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030" calcext:value-type="float">
            <text:p>1030</text:p>
          </table:table-cell>
          <table:table-cell/>
          <table:table-cell table:formula="of:=[.H94]+[.G95]" office:value-type="float" office:value="2587" calcext:value-type="float">
            <text:p>2587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577.2604" calcext:value-type="currency">
            <text:p>$577,26</text:p>
          </table:table-cell>
          <table:table-cell table:style-name="ce22" table:formula="of:=[.A95]*budgetjour-[.N95]" office:value-type="currency" office:currency="USD" office:value="4122.7396" calcext:value-type="currency">
            <text:p>$4 122,74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20:22:44.801000000</dc:date>
    <meta:editing-duration>P15DT4H29M39S</meta:editing-duration>
    <meta:editing-cycles>180</meta:editing-cycles>
    <meta:generator>LibreOffice/7.3.0.3$Windows_X86_64 LibreOffice_project/0f246aa12d0eee4a0f7adcefbf7c878fc2238db3</meta:generator>
    <meta:document-statistic meta:table-count="4" meta:cell-count="1094" meta:object-count="0"/>
    <meta:user-defined meta:name="Info 1"/>
    <meta:user-defined meta:name="Info 2"/>
    <meta:user-defined meta:name="Info 3"/>
    <meta:user-defined meta:name="Info 4"/>
  </office:meta>
</office:document-meta>
</file>